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Pictures/10000AF70000038700000387EAD824BDF5F345F2.svg" manifest:media-type="image/svg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17.27mm" svg:height="49.14mm" svg:x="34.21mm" svg:y="52.19mm">
            <loext:p draw:notify-on-update-of-ranges="Feuille1.C3:Feuille1.C6 Feuille1.D3:Feuille1.D6 Feuille1.A3:Feuille1.A3 Feuille1.B3:Feuille1.B6 Feuille1.E3:Feuille1.E5 Feuille1.E3:Feuille1.E5 Feuille1.D7:Feuille1.D7 Feuille1.A7:Feuille1.A7 Feuille1.B7:Feuille1.B7 Feuille1.E7:Feuille1.E7 Feuille1.E7:Feuille1.E7 Feuille1.D8:Feuille1.D8 Feuille1.A8:Feuille1.A8 Feuille1.B8:Feuille1.B8 Feuille1.E8:Feuille1.E8 Feuille1.E8:Feuille1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Table_20_du_20_pilote_20_-_20_Catégorie"/>
        <table:table-column table:style-name="co1" table:number-columns-repeated="2" table:default-cell-style-name="Table_20_du_20_pilote_20_-_20_Valeur"/>
        <table:table-row table:style-name="ro1">
          <table:table-cell/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Quality</text:p>
          </table:table-cell>
          <table:table-cell table:style-name="Table_20_du_20_pilote_20_-_20_Champ" office:value-type="string" calcext:value-type="string">
            <text:p>Level</text:p>
          </table:table-cell>
          <table:table-cell table:style-name="Table_20_du_20_pilote_20_-_20_Catégorie" office:value-type="string" calcext:value-type="string">
            <text:p>Time (ms)</text:p>
          </table:table-cell>
          <table:table-cell table:style-name="Table_20_du_20_pilote_20_-_20_Catégorie" office:value-type="string" calcext:value-type="string">
            <text:p>Error (ms)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" calcext:value-type="float">
            <text:p>0</text:p>
          </table:table-cell>
          <table:table-cell office:value-type="float" office:value="3.36600209149999" calcext:value-type="float">
            <text:p>3,3660020915</text:p>
          </table:table-cell>
          <table:table-cell office:value-type="float" office:value="0.761786730530015" calcext:value-type="float">
            <text:p>0,7617867305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formula="of:=13/15" office:value-type="percentage" office:value="0.866666666666667" calcext:value-type="percentage">
            <text:p>86,67%</text:p>
          </table:table-cell>
          <table:table-cell office:value-type="float" office:value="1" calcext:value-type="float">
            <text:p>1</text:p>
          </table:table-cell>
          <table:table-cell office:value-type="float" office:value="2.76149991940001" calcext:value-type="float">
            <text:p>2,7614999194</text:p>
          </table:table-cell>
          <table:table-cell office:value-type="float" office:value="0.640602447222146" calcext:value-type="float">
            <text:p>0,6406024472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formula="of:=11/15" office:value-type="percentage" office:value="0.733333333333333" calcext:value-type="percentage">
            <text:p>73,33%</text:p>
          </table:table-cell>
          <table:table-cell office:value-type="float" office:value="2" calcext:value-type="float">
            <text:p>2</text:p>
          </table:table-cell>
          <table:table-cell office:value-type="float" office:value="1.4292710031" calcext:value-type="float">
            <text:p>1,4292710031</text:p>
          </table:table-cell>
          <table:table-cell office:value-type="float" office:value="0.394646412234524" calcext:value-type="float">
            <text:p>0,3946464122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formula="of:=9/15" office:value-type="percentage" office:value="0.6" calcext:value-type="percentage">
            <text:p>60,00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POP</text:p>
          </table:table-cell>
          <table:table-cell table:formula="of:=1" office:value-type="percentage" office:value="1" calcext:value-type="percentage">
            <text:p>100,00%</text:p>
          </table:table-cell>
          <table:table-cell table:style-name="Table_20_du_20_pilote_20_-_20_Titre" office:value-type="float" office:value="0" calcext:value-type="float">
            <text:p>0</text:p>
          </table:table-cell>
          <table:table-cell office:value-type="float" office:value="8.40836142020004" calcext:value-type="float">
            <text:p>8,4083614202</text:p>
          </table:table-cell>
          <table:table-cell office:value-type="float" office:value="1.93798913549166" calcext:value-type="float">
            <text:p>1,9379891355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table:formula="of:=1" office:value-type="percentage" office:value="1" calcext:value-type="percentage">
            <text:p>100,00%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2145563968" calcext:value-type="float">
            <text:p>3,2145563968</text:p>
          </table:table-cell>
          <table:table-cell office:value-type="float" office:value="0.656560561909322" calcext:value-type="float">
            <text:p>0,65656056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Valeur" style:display-name="Table du pilote - Valeur" style:family="table-cell" style:parent-style-name="Default"/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3:29:42.351874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GRÉA</meta:initial-creator>
    <meta:creation-date>2018-01-27T16:28:34.752733534</meta:creation-date>
    <dc:date>2018-02-02T13:39:48.294414146</dc:date>
    <dc:creator>Antoine GRÉA</dc:creator>
    <meta:editing-duration>PT8M45S</meta:editing-duration>
    <meta:editing-cycles>4</meta:editing-cycles>
    <meta:generator>LibreOffice/5.1.6.2$Linux_X86_64 LibreOffice_project/10m0$Build-2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draw:fill-color="#fdf6e3"/>
    </style:style>
    <style:style style:name="ch2" style:family="chart">
      <style:graphic-properties draw:stroke="none" svg:stroke-color="#b3b3b3" draw:fill="none" draw:fill-color="#e6e6e6"/>
      <style:text-properties fo:color="#002b36" fo:font-family="'Aller Light'" style:font-style-name="Normal"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color="#586e75" fo:font-family="'Aller Display'" style:font-style-name="Normal" fo:font-size="12pt" style:font-size-asian="10pt" style:font-size-complex="10pt"/>
    </style:style>
    <style:style style:name="ch5" style:family="chart">
      <style:chart-properties style:rotation-angle="0"/>
      <style:text-properties fo:color="#073642" fo:font-family="Aller" style:font-style-name="Normal"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eee8d5"/>
    </style:style>
    <style:style style:name="ch8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color="#839496" fo:font-family="'Aller Display'" style:font-style-name="Normal" fo:font-size="10pt" style:font-size-asian="10pt" style:font-size-complex="10pt"/>
    </style:style>
    <style:style style:name="ch9" style:family="chart">
      <style:chart-properties style:rotation-angle="90"/>
      <style:text-properties fo:color="#073642" fo:font-family="Aller" style:font-style-name="Normal" fo:font-size="10pt" style:font-size-asian="9pt" style:font-size-complex="9pt"/>
    </style:style>
    <style:style style:name="ch10" style:family="chart">
      <style:graphic-properties svg:stroke-color="#93a1a1"/>
    </style:style>
    <style:style style:name="ch11" style:family="chart" style:data-style-name="N10">
      <style:chart-properties chart:symbol-type="image" chart:symbol-width="0.4cm" chart:symbol-height="0.4cm" chart:link-data-style-to-source="true" chart:data-label-number="value" chart:data-label-text="false" chart:data-label-symbol="false" chart:label-position="top">
        <chart:symbol-image xlink:href="Pictures/10000AF70000038700000387EAD824BDF5F345F2.svg"/>
      </style:chart-properties>
      <style:graphic-properties draw:stroke="none" svg:stroke-width="0.08cm" svg:stroke-color="#d33682" draw:fill-color="#d33682" dr3d:edge-rounding="5%"/>
      <style:text-properties fo:color="#93a1a1" fo:font-family="'Aller Display'" style:font-style-name="Normal"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Feuille1.E3:Feuille1.E5" chart:error-lower-range="Feuille1.E3:Feuille1.E5" loext:std-weight="1"/>
      <style:graphic-properties draw:stroke="solid" svg:stroke-width="0.02cm" svg:stroke-color="#d33682" svg:stroke-opacity="100%" draw:stroke-linejoin="round"/>
    </style:style>
    <style:style style:name="ch13" style:family="chart">
      <style:chart-properties chart:solid-type="cuboid" chart:symbol-type="image" chart:symbol-width="0.4cm" chart:symbol-height="0.4cm"/>
    </style:style>
    <style:style style:name="ch14" style:family="chart" style:data-style-name="N10">
      <style:chart-properties chart:symbol-type="named-symbol" chart:symbol-name="circle" chart:symbol-width="0.4cm" chart:symbol-height="0.4cm" chart:link-data-style-to-source="true"/>
      <style:graphic-properties draw:stroke="none" svg:stroke-width="0.08cm" svg:stroke-color="#268bd2" draw:fill-color="#268bd2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Feuille1.E7:Feuille1.E7" chart:error-lower-range="Feuille1.E7:Feuille1.E7" loext:std-weight="1"/>
      <style:graphic-properties draw:stroke="solid" svg:stroke-width="0.02cm" svg:stroke-color="#268bd2" svg:stroke-opacity="100%" draw:stroke-linejoin="round"/>
    </style:style>
    <style:style style:name="ch16" style:family="chart" style:data-style-name="N10">
      <style:chart-properties chart:symbol-type="named-symbol" chart:symbol-name="asterisk" chart:symbol-width="0.4cm" chart:symbol-height="0.4cm" chart:link-data-style-to-source="true"/>
      <style:graphic-properties draw:stroke="none" svg:stroke-width="0.08cm" svg:stroke-color="#859900" draw:fill-color="#8599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Feuille1.E8:Feuille1.E8" chart:error-lower-range="Feuille1.E8:Feuille1.E8" loext:std-weight="1"/>
      <style:graphic-properties draw:stroke="dash" svg:stroke-width="0.02cm" svg:stroke-color="#8599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1.728cm" svg:height="4.915cm" xlink:href=".." xlink:type="simple" chart:class="chart:scatter" chart:style-name="ch1">
        <chart:legend svg:x="8.747cm" svg:y="0cm" style:legend-expansion="custom" chartooo:width="2.524cm" chartooo:height="4.453cm" style:legend-expansion-aspect-ratio="0.566808892881204" chart:style-name="ch2"/>
        <chart:plot-area chart:style-name="ch3" table:cell-range-address="Feuille1.B3:Feuille1.D6 Feuille1.A3:Feuille1.A3 Feuille1.A7:Feuille1.B8" chart:data-source-has-labels="both" svg:x="0.277cm" svg:y="0.295cm" svg:width="8.888cm" svg:height="4.535cm">
          <chartooo:coordinate-region svg:x="1.454cm" svg:y="0.494cm" svg:width="7.471cm" svg:height="3.583cm"/>
          <chart:axis chart:dimension="x" chart:name="primary-x" chart:style-name="ch4" chartooo:axis-type="auto">
            <chart:title svg:x="8.743cm" svg:y="3.844cm" chart:style-name="ch5">
              <text:p>Running time (ms)</text:p>
            </chart:title>
            <chart:categories table:cell-range-address="Feuille1.C3:Feuille1.C6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001cm" svg:y="4.913cm" chart:style-name="ch9">
              <text:p>Quality (providing fluents)</text:p>
            </chart:title>
            <chart:grid chart:style-name="ch10" chart:class="major"/>
            <chart:grid chart:style-name="ch7" chart:class="minor"/>
          </chart:axis>
          <chart:series chart:style-name="ch11" chart:values-cell-range-address="Feuille1.B3:Feuille1.B6" chart:label-cell-address="Feuille1.A3:Feuille1.A3" chart:class="chart:scatter">
            <chart:domain table:cell-range-address="Feuille1.D3:Feuille1.D6"/>
            <chart:error-indicator chart:style-name="ch12" chart:dimension="x"/>
            <chart:data-point chart:style-name="ch13" chart:repeated="4"/>
          </chart:series>
          <chart:series chart:style-name="ch14" chart:values-cell-range-address="Feuille1.B7:Feuille1.B7" chart:label-cell-address="Feuille1.A7:Feuille1.A7" chart:class="chart:scatter">
            <chart:domain table:cell-range-address="Feuille1.D7:Feuille1.D7"/>
            <chart:error-indicator chart:style-name="ch15" chart:dimension="x"/>
            <chart:data-point/>
          </chart:series>
          <chart:series chart:style-name="ch16" chart:values-cell-range-address="Feuille1.B8:Feuille1.B8" chart:label-cell-address="Feuille1.A8:Feuille1.A8" chart:class="chart:scatter">
            <chart:domain table:cell-range-address="Feuille1.D8:Feuille1.D8"/>
            <chart:error-indicator chart:style-name="ch17" chart:dimension="x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HEART</text:p>
                <draw:g>
                  <svg:desc>Feuille1.A3:Feuille1.A3</svg:desc>
                </draw:g>
              </table:table-cell>
              <table:table-cell office:value-type="string">
                <text:p>Colonne E</text:p>
              </table:table-cell>
              <table:table-cell office:value-type="string">
                <text:p>Colonne E</text:p>
              </table:table-cell>
              <table:table-cell office:value-type="string">
                <text:p/>
              </table:table-cell>
              <table:table-cell office:value-type="string">
                <text:p>HiPOP</text:p>
                <draw:g>
                  <svg:desc>Feuille1.A7:Feuille1.A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POP</text:p>
                <draw:g>
                  <svg:desc>Feuille1.A8:Feuille1.A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C3:Feuille1.C6</svg:desc>
                </draw:g>
              </table:table-cell>
              <table:table-cell office:value-type="float" office:value="3.36600209149999">
                <text:p>3.36600209149999</text:p>
                <draw:g>
                  <svg:desc>Feuille1.D3:Feuille1.D6</svg:desc>
                </draw:g>
              </table:table-cell>
              <table:table-cell office:value-type="float" office:value="1">
                <text:p>1</text:p>
                <draw:g>
                  <svg:desc>Feuille1.B3:Feuille1.B6</svg:desc>
                </draw:g>
              </table:table-cell>
              <table:table-cell office:value-type="float" office:value="0.761786730530015">
                <text:p>0.761786730530015</text:p>
                <draw:g>
                  <svg:desc>Feuille1.E3:Feuille1.E5</svg:desc>
                </draw:g>
              </table:table-cell>
              <table:table-cell office:value-type="float" office:value="0.761786730530015">
                <text:p>0.761786730530015</text:p>
                <draw:g>
                  <svg:desc>Feuille1.E3:Feuille1.E5</svg:desc>
                </draw:g>
              </table:table-cell>
              <table:table-cell office:value-type="float" office:value="8.40836142020004">
                <text:p>8.40836142020004</text:p>
                <draw:g>
                  <svg:desc>Feuille1.D7:Feuille1.D7</svg:desc>
                </draw:g>
              </table:table-cell>
              <table:table-cell office:value-type="float" office:value="1">
                <text:p>1</text:p>
                <draw:g>
                  <svg:desc>Feuille1.B7:Feuille1.B7</svg:desc>
                </draw:g>
              </table:table-cell>
              <table:table-cell office:value-type="float" office:value="1.93798913549166">
                <text:p>1.93798913549166</text:p>
                <draw:g>
                  <svg:desc>Feuille1.E7:Feuille1.E7</svg:desc>
                </draw:g>
              </table:table-cell>
              <table:table-cell office:value-type="float" office:value="1.93798913549166">
                <text:p>1.93798913549166</text:p>
                <draw:g>
                  <svg:desc>Feuille1.E7:Feuille1.E7</svg:desc>
                </draw:g>
              </table:table-cell>
              <table:table-cell office:value-type="float" office:value="3.2145563968">
                <text:p>3.2145563968</text:p>
                <draw:g>
                  <svg:desc>Feuille1.D8:Feuille1.D8</svg:desc>
                </draw:g>
              </table:table-cell>
              <table:table-cell office:value-type="float" office:value="1">
                <text:p>1</text:p>
                <draw:g>
                  <svg:desc>Feuille1.B8:Feuille1.B8</svg:desc>
                </draw:g>
              </table:table-cell>
              <table:table-cell office:value-type="float" office:value="0.656560561909322">
                <text:p>0.656560561909322</text:p>
                <draw:g>
                  <svg:desc>Feuille1.E8:Feuille1.E8</svg:desc>
                </draw:g>
              </table:table-cell>
              <table:table-cell office:value-type="float" office:value="0.656560561909322">
                <text:p>0.656560561909322</text:p>
                <draw:g>
                  <svg:desc>Feuille1.E8:Feuille1.E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76149991940001">
                <text:p>2.7614999194000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640602447222146">
                <text:p>0.640602447222146</text:p>
              </table:table-cell>
              <table:table-cell office:value-type="float" office:value="0.640602447222146">
                <text:p>0.64060244722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4292710031">
                <text:p>1.4292710031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394646412234524">
                <text:p>0.394646412234524</text:p>
              </table:table-cell>
              <table:table-cell office:value-type="float" office:value="0.394646412234524">
                <text:p>0.394646412234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